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textarea-horizontal-align="justify" draw:textarea-vertical-align="middle" draw:auto-grow-height="false" fo:min-height="2.05cm" fo:min-width="6.5cm"/>
      <style:paragraph-properties style:writing-mode="lr-tb"/>
    </style:style>
    <style:style style:name="gr2" style:family="graphic" style:parent-style-name="standard">
      <style:graphic-properties svg:stroke-color="#729fcf" draw:textarea-horizontal-align="justify" draw:textarea-vertical-align="middle" draw:auto-grow-height="false" fo:min-height="2.35cm" fo:min-width="1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1.7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291cm" fo:min-width="1.7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15cm" fo:min-width="1.6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5cm" fo:min-width="1.2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="none" fo:min-height="1.523cm"/>
      <style:paragraph-properties style:writing-mode="lr-tb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18cm" fo:min-width="0.036cm"/>
    </style:style>
    <style:style style:name="P1" style:family="paragraph">
      <style:paragraph-properties fo:text-align="center" style:writing-mode="lr-tb"/>
      <style:text-properties fo:color="#ffffff" style:text-outline="true" fo:font-size="26pt" fo:text-shadow="1pt 1pt" fo:font-weight="bold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fo:color="#ffffff" style:text-outline="true" fo:font-size="26pt" fo:text-shadow="1pt 1pt" fo:font-weight="bold"/>
    </style:style>
    <style:style style:name="T2" style:family="text">
      <style:text-properties fo:color="#ffffff" style:text-outline="true" fo:font-size="26pt" fo:text-shadow="1pt 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2.3cm" svg:x="5.2cm" svg:y="6.1cm">
          <text:p text:style-name="P1"><text:span text:style-name="T1"><text:s text:c="2"/></text:span><text:span text:style-name="T2">C++ <text:s text:c="8"/>BC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6cm" svg:x="7.7cm" svg:y="8.3cm">
          <text:p text:style-name="P2"><text:span text:style-name="T2">BC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2.2cm" svg:x="2.6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4.541cm" svg:x="5.702cm" svg:y="15.659cm">
          <text:p text:style-name="P3">Python</text:p>
          <text:p text:style-name="P3"/>
          <text:p text:style-name="P3"/>
          <text:p text:style-name="P3"/>
          <text:p text:style-name="P3">BC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cm" svg:height="2.5cm" svg:x="5.7cm" svg:y="20.4cm">
          <text:p text:style-name="P3">BC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8cm" svg:height="2.1cm" svg:x="5.9cm" svg:y="20.6cm">
          <text:p text:style-name="P3">BC1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3cm" svg:height="0.3cm" svg:x="8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7" draw:layer="layout" svg:x1="5.602cm" svg:y1="15.358cm" svg:x2="7.895cm" svg:y2="15.361cm">
            <text:p/>
          </draw:line>
          <draw:line draw:style-name="gr8" draw:text-style-name="P7" draw:layer="layout" svg:x1="5.666cm" svg:y1="13.458cm" svg:x2="3.566cm" svg:y2="13.458cm">
            <text:p/>
          </draw:line>
          <draw:line draw:style-name="gr8" draw:text-style-name="P7" draw:layer="layout" svg:x1="5.66cm" svg:y1="13.416cm" svg:x2="5.66cm" svg:y2="15.316cm">
            <text:p/>
          </draw:line>
          <draw:line draw:style-name="gr8" draw:text-style-name="P7" draw:layer="layout" svg:x1="7.838cm" svg:y1="13.409cm" svg:x2="7.838cm" svg:y2="15.309cm">
            <text:p/>
          </draw:line>
          <draw:line draw:style-name="gr8" draw:text-style-name="P7" draw:layer="layout" svg:x1="3.559cm" svg:y1="11.645cm" svg:x2="3.566cm" svg:y2="13.512cm">
            <text:p/>
          </draw:line>
          <draw:line draw:style-name="gr8" draw:text-style-name="P7" draw:layer="layout" svg:x1="9.966cm" svg:y1="13.458cm" svg:x2="7.866cm" svg:y2="13.458cm">
            <text:p/>
          </draw:line>
          <draw:line draw:style-name="gr8" draw:text-style-name="P7" draw:layer="layout" svg:x1="9.966cm" svg:y1="11.609cm" svg:x2="9.966cm" svg:y2="13.509cm">
            <text:p/>
          </draw:line>
          <draw:line draw:style-name="gr8" draw:text-style-name="P7" draw:layer="layout" svg:x1="9.924cm" svg:y1="11.66cm" svg:x2="3.513cm" svg:y2="11.651cm">
            <text:p/>
          </draw:line>
          <draw:line draw:style-name="gr8" draw:text-style-name="P7" draw:layer="layout" svg:x1="5.603cm" svg:y1="15.358cm" svg:x2="7.896cm" svg:y2="15.361cm">
            <text:p/>
          </draw:line>
          <draw:line draw:style-name="gr8" draw:text-style-name="P7" draw:layer="layout" svg:x1="5.667cm" svg:y1="13.458cm" svg:x2="3.567cm" svg:y2="13.458cm">
            <text:p/>
          </draw:line>
          <draw:line draw:style-name="gr8" draw:text-style-name="P7" draw:layer="layout" svg:x1="5.661cm" svg:y1="13.416cm" svg:x2="5.661cm" svg:y2="15.316cm">
            <text:p/>
          </draw:line>
          <draw:line draw:style-name="gr8" draw:text-style-name="P7" draw:layer="layout" svg:x1="7.839cm" svg:y1="13.409cm" svg:x2="7.839cm" svg:y2="15.309cm">
            <text:p/>
          </draw:line>
          <draw:line draw:style-name="gr8" draw:text-style-name="P7" draw:layer="layout" svg:x1="3.56cm" svg:y1="11.645cm" svg:x2="3.567cm" svg:y2="13.512cm">
            <text:p/>
          </draw:line>
          <draw:line draw:style-name="gr8" draw:text-style-name="P7" draw:layer="layout" svg:x1="9.967cm" svg:y1="13.458cm" svg:x2="7.867cm" svg:y2="13.458cm">
            <text:p/>
          </draw:line>
          <draw:line draw:style-name="gr8" draw:text-style-name="P7" draw:layer="layout" svg:x1="9.967cm" svg:y1="11.609cm" svg:x2="9.967cm" svg:y2="13.509cm">
            <text:p/>
          </draw:line>
          <draw:line draw:style-name="gr8" draw:text-style-name="P7" draw:layer="layout" svg:x1="9.925cm" svg:y1="11.66cm" svg:x2="3.514cm" svg:y2="11.651cm">
            <text:p/>
          </draw:line>
        </draw:g>
        <draw:frame draw:style-name="gr9" draw:text-style-name="P8" draw:layer="layout" svg:width="2.541cm" svg:height="1.773cm" svg:x="5.5cm" svg:y="14.126cm">
          <draw:text-box>
            <text:p>Python</text:p>
          </draw:text-box>
        </draw:frame>
        <draw:frame draw:style-name="gr10" draw:text-style-name="P8" draw:layer="layout" svg:width="2.475cm" svg:height="0.963cm" svg:x="3.834cm" svg:y="12.212cm">
          <draw:text-box>
            <text:p>C++</text:p>
          </draw:text-box>
        </draw:frame>
        <draw:frame draw:style-name="gr10" draw:text-style-name="P8" draw:layer="layout" svg:width="2.475cm" svg:height="0.963cm" svg:x="7.551cm" svg:y="12.086cm">
          <draw:text-box>
            <text:p><text:s text:c="3"/>BC1</text:p>
          </draw:text-box>
        </draw:frame>
        <draw:custom-shape draw:style-name="gr11" draw:text-style-name="P4" draw:layer="layout" svg:width="1.071cm" svg:height="1.103cm" draw:transform="rotate (-1.57149445849569) translate (7.386cm 12.0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4" draw:layer="layout" svg:width="1.071cm" svg:height="1.103cm" draw:transform="rotate (-1.57149445849569) translate (7.386cm 17.4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5:44:03.092561899</meta:creation-date>
    <dc:date>2021-10-04T16:58:34.454836730</dc:date>
    <meta:editing-duration>PT3H29M44S</meta:editing-duration>
    <meta:editing-cycles>9</meta:editing-cycles>
    <meta:generator>LibreOffice/6.4.7.2$Linux_X86_64 LibreOffice_project/40$Build-2</meta:generator>
    <meta:document-statistic meta:object-count="29"/>
  </office:meta>
</office:document-meta>
</file>